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937in"/>
    </style:style>
    <style:style style:name="co2" style:family="table-column">
      <style:table-column-properties fo:break-before="auto" style:column-width="1.489in"/>
    </style:style>
    <style:style style:name="co3" style:family="table-column">
      <style:table-column-properties fo:break-before="auto" style:column-width="3.902in"/>
    </style:style>
    <style:style style:name="co4" style:family="table-column">
      <style:table-column-properties fo:break-before="auto" style:column-width="2.8008in"/>
    </style:style>
    <style:style style:name="co5" style:family="table-column">
      <style:table-column-properties fo:break-before="auto" style:column-width="3.2957in"/>
    </style:style>
    <style:style style:name="co6" style:family="table-column">
      <style:table-column-properties fo:break-before="auto" style:column-width="1.1134in"/>
    </style:style>
    <style:style style:name="ro1" style:family="table-row">
      <style:table-row-properties style:row-height="0.3543in" fo:break-before="auto" style:use-optimal-row-height="false"/>
    </style:style>
    <style:style style:name="ro2" style:family="table-row">
      <style:table-row-properties style:row-height="0.8543in" fo:break-before="auto" style:use-optimal-row-height="false"/>
    </style:style>
    <style:style style:name="ro3" style:family="table-row">
      <style:table-row-properties style:row-height="0.3646in" fo:break-before="auto" style:use-optimal-row-height="false"/>
    </style:style>
    <style:style style:name="ro4" style:family="table-row">
      <style:table-row-properties style:row-height="0.1953in" fo:break-before="auto" style:use-optimal-row-height="true"/>
    </style:style>
    <style:style style:name="ro5" style:family="table-row">
      <style:table-row-properties style:row-height="0.2189in" fo:break-before="auto" style:use-optimal-row-height="false"/>
    </style:style>
    <style:style style:name="ro6" style:family="table-row">
      <style:table-row-properties style:row-height="0.1783in"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ackground-color="#d9d2e9"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Excel_20_Built-in_20_Normal">
      <style:text-properties style:font-name="Arial1" fo:font-size="11pt" style:font-size-asian="11pt" style:font-name-complex="Arial1" style:font-size-complex="11pt"/>
    </style:style>
    <style:style style:name="ce4" style:family="table-cell" style:parent-style-name="Excel_20_Built-in_20_Normal">
      <style:text-properties fo:font-size="11pt" style:font-size-asian="11pt" style:font-size-complex="11pt"/>
    </style:style>
    <style:style style:name="ce5" style:family="table-cell" style:parent-style-name="Excel_20_Built-in_20_Normal">
      <style:table-cell-properties style:text-align-source="fix" style:repeat-content="false"/>
      <style:paragraph-properties fo:text-align="justify"/>
    </style:style>
    <style:style style:name="ce6" style:family="table-cell" style:parent-style-name="Excel_20_Built-in_20_Normal">
      <style:table-cell-properties fo:background-color="#d9d2e9"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Excel_20_Built-in_20_Normal">
      <style:table-cell-properties style:text-align-source="fix" style:repeat-content="false"/>
      <style:paragraph-properties fo:text-align="justify"/>
      <style:text-properties fo:font-size="11pt" style:font-size-asian="11pt" style:font-size-complex="11pt"/>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number-columns-repeated="1018" table:default-cell-style-name="Excel_20_Built-in_20_Normal"/>
        <table:table-column table:style-name="co6" table:default-cell-style-name="Default"/>
        <table:table-row table:style-name="ro1">
          <table:table-cell table:style-name="ce1" office:value-type="string">
            <text:p>Lignes de code testées</text:p>
          </table:table-cell>
          <table:table-cell table:style-name="ce1" office:value-type="string">
            <text:p>Fonction testée</text:p>
          </table:table-cell>
          <table:table-cell table:style-name="ce6" office:value-type="string">
            <text:p>Résultat attendu</text:p>
          </table:table-cell>
          <table:table-cell table:style-name="ce6" office:value-type="string">
            <text:p>Comment vérifier le résultat attendu</text:p>
          </table:table-cell>
          <table:table-cell table:style-name="ce6" office:value-type="string">
            <text:p>Problème possible</text:p>
          </table:table-cell>
          <table:table-cell table:style-name="ce1" table:number-columns-repeated="20"/>
          <table:table-cell table:number-columns-repeated="999"/>
        </table:table-row>
        <table:table-row table:style-name="ro1">
          <table:table-cell table:number-columns-repeated="2"/>
          <table:table-cell table:style-name="ce7" table:number-columns-repeated="3"/>
          <table:table-cell table:number-columns-repeated="1019"/>
        </table:table-row>
        <table:table-row table:style-name="ro2">
          <table:table-cell table:style-name="ce2" office:value-type="string">
            <text:p>2 à 17</text:p>
          </table:table-cell>
          <table:table-cell table:style-name="ce2" office:value-type="string">
            <text:p>fetchProducts</text:p>
          </table:table-cell>
          <table:table-cell table:style-name="ce7" office:value-type="string">
            <text:p>La fonction doit retourner le resultat GET de l'API en format Json et le presenter ensuite en format js. Tous les produits meubles doivent apparaitre</text:p>
          </table:table-cell>
          <table:table-cell table:style-name="ce7" office:value-type="string">
            <text:p>Appeller la fonction avec un url different de l'attendu et consulter les résultats avec un console.log</text:p>
          </table:table-cell>
          <table:table-cell table:style-name="ce7" office:value-type="string">
            <text:p>url erronée ou probléme de serveur</text:p>
          </table:table-cell>
          <table:table-cell table:number-columns-repeated="1019"/>
        </table:table-row>
        <table:table-row table:style-name="ro2">
          <table:table-cell table:style-name="ce3" office:value-type="string">
            <text:p>20 à 36</text:p>
          </table:table-cell>
          <table:table-cell table:style-name="ce3" office:value-type="string">
            <text:p>buildIndexPage</text:p>
          </table:table-cell>
          <table:table-cell table:style-name="ce7" office:value-type="string">
            <text:p>La fonction doit créer les produits de l'API en html sur la page index</text:p>
          </table:table-cell>
          <table:table-cell table:style-name="ce7" office:value-type="string">
            <text:p>Verifier si la boucle itère bien sur l'array de produits de l'API avec console.log et si l'acces au DOM est correcte</text:p>
          </table:table-cell>
          <table:table-cell table:style-name="ce7" office:value-type="string">
            <text:p>problème sur la fonction fetchProducts, problème d'acces au DOM</text:p>
          </table:table-cell>
          <table:table-cell table:number-columns-repeated="1019"/>
        </table:table-row>
        <table:table-row table:style-name="ro2">
          <table:table-cell table:style-name="ce4" office:value-type="string">
            <text:p>45 à 132</text:p>
          </table:table-cell>
          <table:table-cell office:value-type="string">
            <text:p>fetchProductPage</text:p>
          </table:table-cell>
          <table:table-cell table:style-name="ce8" office:value-type="string">
            <text:p>Extraire Id du produit <text:s text:c="2"/>avec query string en cliquant sur la carte produit/suivant le lien vers la page produit. Afficher la page produit du produit choisi sur la page d'accueil. L'image, description, nom et prix du produit doivent apparaitre</text:p>
          </table:table-cell>
          <table:table-cell table:style-name="ce10" office:value-type="string">
            <text:p>Vérifier avec console log si l'id obtenu avec query string correspond a l'id du produit avec console.log.Vérifier avec console log si l'API obtient le produit desiré</text:p>
          </table:table-cell>
          <table:table-cell table:style-name="ce8" office:value-type="string">
            <text:p>erreur création html ou search params, problème sur l'extraction de l'id du produit, problème sur l'api</text:p>
          </table:table-cell>
          <table:table-cell table:number-columns-repeated="1019"/>
        </table:table-row>
        <table:table-row table:style-name="ro2">
          <table:table-cell table:style-name="ce4" office:value-type="string">
            <text:p>88 à 104</text:p>
          </table:table-cell>
          <table:table-cell office:value-type="string">
            <text:p>buildOptionsQuantitySubmit</text:p>
          </table:table-cell>
          <table:table-cell table:style-name="ce9" office:value-type="string">
            <text:p>Itère sur les options du produit et affiche le resultat en html dans un select. Création html d'un input pour selectionner la quantité du produit et un submit pour ajouter le produit au panier</text:p>
          </table:table-cell>
          <table:table-cell table:style-name="ce10" office:value-type="string">
            <text:p>Vérifier si l'itèration se fait bien sur les options du produit desiré avec console.log et si on a bien access au DOM pour la création html</text:p>
          </table:table-cell>
          <table:table-cell table:style-name="ce10" office:value-type="string">
            <text:p>boucle for, valeur inséré sur le paramètres peut être different de celui desiré, problème d'access au DOM</text:p>
          </table:table-cell>
          <table:table-cell table:number-columns-repeated="1019"/>
        </table:table-row>
        <table:table-row table:style-name="ro2">
          <table:table-cell table:style-name="ce4" office:value-type="string">
            <text:p>111 à 132</text:p>
          </table:table-cell>
          <table:table-cell office:value-type="string">
            <text:p>logSubmit</text:p>
          </table:table-cell>
          <table:table-cell table:style-name="ce10" office:value-type="string">
            <text:p>Recuperer la valeur inséré sur le input quantity</text:p>
          </table:table-cell>
          <table:table-cell table:style-name="ce10" office:value-type="string">
            <text:p>Vérifier avec console.log si l'event montre la valeur choisi sur l'input de la page</text:p>
          </table:table-cell>
          <table:table-cell table:style-name="ce10" office:value-type="string">
            <text:p>Essayer avec 0 dans la quantité, valeur vide, changer les flèches, taper la valeur manuellement</text:p>
          </table:table-cell>
          <table:table-cell table:number-columns-repeated="1019"/>
        </table:table-row>
        <table:table-row table:style-name="ro2">
          <table:table-cell table:style-name="ce4" office:value-type="string">
            <text:p>147 à 176</text:p>
          </table:table-cell>
          <table:table-cell table:style-name="ce5" office:value-type="string">
            <text:p>sendProductToLocalStorage</text:p>
          </table:table-cell>
          <table:table-cell table:style-name="ce10" office:value-type="string">
            <text:p>envoi un objet avec les donnès (provenients de l'api) du produit choisi et la quantité desirée vers localStorage. Si le produit existe déjà sur localStorage, mettre à nouveau avec la quantité à jour. Dans les deux cas l'utilisateur est renvoyé vers la page index</text:p>
          </table:table-cell>
          <table:table-cell table:style-name="ce10" office:value-type="string">
            <text:p>Consulter localStorage avec console.log et vérifier se son contenu correspond au résultat desiré (produit et quantité)</text:p>
          </table:table-cell>
          <table:table-cell table:style-name="ce10" office:value-type="string">
            <text:p>Erreur dans l'addition des quantités (vérifier s'ils sont de type number) </text:p>
          </table:table-cell>
          <table:table-cell table:number-columns-repeated="1019"/>
        </table:table-row>
        <table:table-row table:style-name="ro2">
          <table:table-cell table:style-name="ce4" office:value-type="string">
            <text:p>182 à 205</text:p>
          </table:table-cell>
          <table:table-cell office:value-type="string">
            <text:p>createCartPage</text:p>
          </table:table-cell>
          <table:table-cell table:style-name="ce10" office:value-type="string">
            <text:p>Itérer sur localStorage et créer une fiche pour chaque produit. Chaque fiche doit avoir la photo du produit, son nom, la quantité choisi auparavant et le prix total de ce produit, par rapport à la quantité choisi. L'input quantité doit être modifiable. Chaque produit a aussi um bouton pour suprimmer ce même produit du panier. Le prix total de tous les produits doit s'afficher aussi. Création du form avec les inputs de saisie de donnés de l'utilisateur. Si la quantité d'un produit se trouve a 0 tout le produit se supprime du localStorage</text:p>
          </table:table-cell>
          <table:table-cell table:style-name="ce10" office:value-type="string">
            <text:p>Vérifier si les produits presentés sont ceux du localStorage, si la quantité de chacun est celle dans localStorage et si le prix total de chaque produit correspond à la quantité multiplié par le prix avec console.logs. Vérifier si le prix total de l'ensemble <text:s/>est = à l'addition du prix total de chaque produit. Vérifier si les champs de saisie fonctionnet comme esperé. Vérifier si un produit disparait de la page si sa quantité est a zéro faisant refresh</text:p>
          </table:table-cell>
          <table:table-cell table:style-name="ce10" office:value-type="string">
            <text:p>Problème d'accés à localStorage, la valeur du prix total être different de 0 avant l'itération, si les additions contiennent des valeurs diffèrents du type number</text:p>
          </table:table-cell>
          <table:table-cell table:number-columns-repeated="1019"/>
        </table:table-row>
        <table:table-row table:style-name="ro2">
          <table:table-cell table:style-name="ce4" office:value-type="string">
            <text:p>214 à 220</text:p>
          </table:table-cell>
          <table:table-cell table:style-name="ce5" office:value-type="string">
            <text:p>createEmptyCartMessage</text:p>
          </table:table-cell>
          <table:table-cell table:style-name="ce10" office:value-type="string">
            <text:p>Si localStorage est vide afficher un message de panier vide sur la page, supprime la partie order de la page et ajoute un lien vers la page d'accueil</text:p>
          </table:table-cell>
          <table:table-cell table:style-name="ce10" office:value-type="string">
            <text:p>Vérifier avec console.log est vraiment vide. Tester le lien vers la page index</text:p>
          </table:table-cell>
          <table:table-cell table:style-name="ce10" office:value-type="string">
            <text:p>Mauvais accès à localStorage ou au DOM</text:p>
          </table:table-cell>
          <table:table-cell table:number-columns-repeated="1019"/>
        </table:table-row>
        <table:table-row table:style-name="ro2">
          <table:table-cell table:style-name="ce4" office:value-type="string">
            <text:p>225 à 249</text:p>
          </table:table-cell>
          <table:table-cell office:value-type="string">
            <text:p>deleteProductFromCart</text:p>
          </table:table-cell>
          <table:table-cell table:style-name="ce10" office:value-type="string">
            <text:p>Supprime le produit au clic de localStorage, du DOM et son prix (prix unitaire X quantité) sur prix total. Si le prix total est a 0 sur le DOM la fonction createEmptyCartMessage est appelée</text:p>
          </table:table-cell>
          <table:table-cell table:style-name="ce10" office:value-type="string">
            <text:p>Vérifier si le produit avec le key desiré a été suprimmé de localStorage avec console.log et si le prix total correspond au prix total sans le prix du produit supprimé</text:p>
          </table:table-cell>
          <table:table-cell table:style-name="ce10" office:value-type="string">
            <text:p>ID mal recuperé sur l'event submit, mauvais accés à localStorage (vérifier key), les prix doivent être number et pas string pour la </text:p>
          </table:table-cell>
          <table:table-cell table:number-columns-repeated="1019"/>
        </table:table-row>
        <table:table-row table:style-name="ro2">
          <table:table-cell office:value-type="string">
            <text:p>256 à 273</text:p>
          </table:table-cell>
          <table:table-cell table:style-name="ce5" office:value-type="string">
            <text:p>updateProductQuantityOnCart</text:p>
          </table:table-cell>
          <table:table-cell table:style-name="ce10" office:value-type="string">
            <text:p>Itére sur la quantité de chaque carte produit <text:s/>en <text:s/>y ajoutant un event sur l'input de quantité et met à jour cette valeur sur localStorage</text:p>
          </table:table-cell>
          <table:table-cell table:style-name="ce10" office:value-type="string">
            <text:p>Vérifier avec console.log si l'event <text:s/>montre la valeur de quantité changé sur chaque produit de la <text:s/>page panier, vérifier si cette valeur a bien été mis à jour sur localStorage</text:p>
          </table:table-cell>
          <table:table-cell table:style-name="ce10" office:value-type="string">
            <text:p>boucle for, <text:s/>event, accèss à localStorage</text:p>
          </table:table-cell>
          <table:table-cell table:number-columns-repeated="1019"/>
        </table:table-row>
        <table:table-row table:style-name="ro2">
          <table:table-cell office:value-type="string">
            <text:p>277 à 284</text:p>
          </table:table-cell>
          <table:table-cell table:style-name="ce5" office:value-type="string">
            <text:p>updateTotalPricesInDom</text:p>
          </table:table-cell>
          <table:table-cell table:style-name="ce10" office:value-type="string">
            <text:p>Mettre le prix total de chaque produit sur le DOM à jour. Supprimer le prix total produit dans le prix total et y ajouter le nouveau prix total produit. Si la valeur est “” la quantité affichée doit être 0</text:p>
          </table:table-cell>
          <table:table-cell table:style-name="ce10" office:value-type="string">
            <text:p>Vérifier si nous somme bien sur chaque produit de la boucle. Vérifier si on utilise bien des number et pas string. Vérifier si les valeurs sur le dom correspondent aux valeurs sur localStorage et si les additions et soustractions sont correctes. Tester si avec la valeur “” sur l'input, la valeur qui s'affiche est bien 0 (ex console.log ou refresh sur la page)</text:p>
          </table:table-cell>
          <table:table-cell table:style-name="ce10" office:value-type="string">
            <text:p>Chifres pas number, problème en appelant la fonction</text:p>
          </table:table-cell>
          <table:table-cell table:number-columns-repeated="1019"/>
        </table:table-row>
        <table:table-row table:style-name="ro2">
          <table:table-cell office:value-type="string">
            <text:p>299 à 356</text:p>
          </table:table-cell>
          <table:table-cell office:value-type="string">
            <text:p>getOrderSubmit</text:p>
          </table:table-cell>
          <table:table-cell table:style-name="ce10" office:value-type="string">
            <text:p>Event sur le formulaire a remplir pour passer la commande pour avoir les données client. Vérifie si ces données et ceux de localStorage sont de type string.</text:p>
          </table:table-cell>
          <table:table-cell table:style-name="ce10" office:value-type="string">
            <text:p>Vérifier avec console logs si les données sont correctes et si les arrays construits avec eux aussi. <text:s/>Vérifie si tout est string avec if/else avec console.logs</text:p>
          </table:table-cell>
          <table:table-cell table:style-name="ce10" office:value-type="string">
            <text:p>Type different de string, problème sur l'event submit</text:p>
          </table:table-cell>
          <table:table-cell table:number-columns-repeated="1019"/>
        </table:table-row>
        <table:table-row table:style-name="ro3">
          <table:table-cell office:value-type="string" table:number-columns-spanned="1" table:number-rows-spanned="2">
            <text:p>364 à 405</text:p>
          </table:table-cell>
          <table:table-cell office:value-type="string" table:number-columns-spanned="1" table:number-rows-spanned="2">
            <text:p>validateInputsSendOrder</text:p>
          </table:table-cell>
          <table:table-cell table:style-name="ce7" office:value-type="string" table:number-columns-spanned="1" table:number-rows-spanned="2">
            <text:p>Valide les données de contact du client avec la methode reportValidity. Envoi les données ( object avec contact et products) à l'API. Garde la valeur de prix total. Supprime localStorage. Avec le resultat de l'API créer un object avec celui-ci est le prix total de la commande.</text:p>
          </table:table-cell>
          <table:table-cell table:style-name="ce7" office:value-type="string" table:number-columns-spanned="1" table:number-rows-spanned="2">
            <text:p>Avec if, si les inputs ne sont pas valides, l'envoi à l'API s'annule. Vérifier si le format à envoyer à l'API est bien celui d'un object avec l'object contact el l'array produits. Confirmer si le resultat order de l'api est correct dans Application. Confirmer si le localStorage est vide après l'envoi. Avec console.log confirmer le contenu de l'object avec le resultat de l'api et le prix total.</text:p>
          </table:table-cell>
          <table:table-cell table:style-name="ce7" office:value-type="string" table:number-columns-spanned="1" table:number-rows-spanned="2">
            <text:p>Problème de validation de donnèes, problème dans l'API, format des donnèes, convertion json. Si localStorage n'est pas vidé après des erreurs peuvent apparaitre sur la page panier. Erreur GET de l'API.</text:p>
          </table:table-cell>
          <table:table-cell table:number-columns-repeated="1019"/>
        </table:table-row>
        <table:table-row table:style-name="ro3">
          <table:covered-table-cell table:number-columns-repeated="2"/>
          <table:covered-table-cell table:number-columns-repeated="3" table:style-name="ce7"/>
          <table:table-cell table:number-columns-repeated="1019"/>
        </table:table-row>
        <table:table-row table:style-name="ro3">
          <table:table-cell office:value-type="string" table:number-columns-spanned="1" table:number-rows-spanned="2">
            <text:p>408 à 413</text:p>
          </table:table-cell>
          <table:table-cell office:value-type="string" table:number-columns-spanned="1" table:number-rows-spanned="2">
            <text:p>setOrderInLocalStorage</text:p>
          </table:table-cell>
          <table:table-cell table:style-name="ce7" office:value-type="string" table:number-columns-spanned="1" table:number-rows-spanned="2">
            <text:p>Envoi un objet avec le resultat commande de l'API et le prix total à localStorage. Ouvre la page de confirmation de commande.</text:p>
          </table:table-cell>
          <table:table-cell table:style-name="ce7" office:value-type="string" table:number-columns-spanned="1" table:number-rows-spanned="2">
            <text:p>Confirmer avec console.log que l'objet à envoyer est le bon, confirmer cóte localStorage, confirmer si nous sommes bien renvoyés vers la page commande</text:p>
          </table:table-cell>
          <table:table-cell table:style-name="ce7" office:value-type="string" table:number-columns-spanned="1" table:number-rows-spanned="2">
            <text:p>Problème dans l'objet à envoyer, page commande inexistante, problème d'accès à localStorage</text:p>
          </table:table-cell>
          <table:table-cell table:number-columns-repeated="1019"/>
        </table:table-row>
        <table:table-row table:style-name="ro3">
          <table:covered-table-cell table:number-columns-repeated="2"/>
          <table:covered-table-cell table:number-columns-repeated="3" table:style-name="ce7"/>
          <table:table-cell table:number-columns-repeated="1019"/>
        </table:table-row>
        <table:table-row table:style-name="ro3">
          <table:table-cell office:value-type="string" table:number-columns-spanned="1" table:number-rows-spanned="2">
            <text:p>417 à 428</text:p>
          </table:table-cell>
          <table:table-cell office:value-type="string" table:number-columns-spanned="1" table:number-rows-spanned="2">
            <text:p>orderConfirmationPage</text:p>
          </table:table-cell>
          <table:table-cell table:style-name="ce7" office:value-type="string" table:number-columns-spanned="1" table:number-rows-spanned="2">
            <text:p>si la page est ouverte sans la commande dans localStorage nous somme renvoyés vers la page d'accueil. Si la page s'ouvre avec order un message de remerciement est affiché avec le prénom et nom du client, le numero de commande et le prix total. LocalStorage est vidé ensuite.</text:p>
          </table:table-cell>
          <table:table-cell table:style-name="ce7" office:value-type="string" table:number-columns-spanned="1" table:number-rows-spanned="2">
            <text:p>ouvrir la page sans commande et vérifier si nous sommes renvoyés ver la page accueil. <text:s/>Vérifier si la page avec order affiche dans l html les données provenants de localStorage: prénom, nom, order id et prix total. Vérifier avec console.log que localStorage est vidé après.</text:p>
          </table:table-cell>
          <table:table-cell table:style-name="ce7" office:value-type="string" table:number-columns-spanned="1" table:number-rows-spanned="2">
            <text:p>problème dans localStorage, création html</text:p>
          </table:table-cell>
          <table:table-cell table:number-columns-repeated="1019"/>
        </table:table-row>
        <table:table-row table:style-name="ro1">
          <table:covered-table-cell table:number-columns-repeated="2"/>
          <table:covered-table-cell table:number-columns-repeated="3" table:style-name="ce7"/>
          <table:table-cell table:number-columns-repeated="1019"/>
        </table:table-row>
        <table:table-row table:style-name="ro1" table:number-rows-repeated="24">
          <table:table-cell table:number-columns-repeated="2"/>
          <table:table-cell table:style-name="ce7" table:number-columns-repeated="3"/>
          <table:table-cell table:number-columns-repeated="1019"/>
        </table:table-row>
        <table:table-row table:style-name="ro4" table:number-rows-repeated="954">
          <table:table-cell table:number-columns-repeated="2"/>
          <table:table-cell table:style-name="ce7" table:number-columns-repeated="3"/>
          <table:table-cell table:number-columns-repeated="1019"/>
        </table:table-row>
        <table:table-row table:style-name="ro5" table:number-rows-repeated="1047577">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5">06/25/2021</text:date>, <text:time>10:50:43</text:time></text:p>
        </style:region-right>
      </style:header>
      <style:header-left style:display="false"/>
      <style:footer>
        <text:p>Página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6-25T10:50:43.13</dc:date>
    <dc:creator>João Gaspar</dc:creator>
    <meta:generator>OpenOffice/4.1.7$Win32 OpenOffice.org_project/417m1$Build-9800</meta:generator>
    <meta:editing-duration>PT11H51M19S</meta:editing-duration>
    <meta:editing-cycles>52</meta:editing-cycles>
    <meta:document-statistic meta:table-count="1" meta:cell-count="80" meta:object-count="0"/>
  </office:meta>
</office:document-meta>
</file>